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Chandas" svg:font-family="Chanda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svg:stroke-color="#ffffff" draw:fill-color="#ffffff" draw:textarea-horizontal-align="justify" draw:textarea-vertical-align="middle" draw:auto-grow-height="false" fo:min-height="2.29cm" fo:min-width="3.31cm"/>
    </style:style>
    <style:style style:name="gr4"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0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82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4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0"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1"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2"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23" style:family="graphic" style:parent-style-name="objectwithoutfill">
      <style:graphic-properties draw:marker-end="Arrowheads_20_10" draw:marker-end-width="0.3cm" draw:fill="none" draw:textarea-vertical-align="middle"/>
    </style:style>
    <style:style style:name="gr24" style:family="graphic" style:parent-style-name="objectwithoutfill">
      <style:graphic-properties draw:marker-end="Arrowheads_20_13" draw:marker-end-width="0.3cm" draw:fill="none" draw:textarea-vertical-align="middle"/>
    </style:style>
    <style:style style:name="gr25" style:family="graphic" style:parent-style-name="objectwithoutfill">
      <style:graphic-properties draw:marker-end="Arrowheads_20_14" draw:marker-end-width="0.3cm" draw:fill="none" draw:textarea-vertical-align="middle"/>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37"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38"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39"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40"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41"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3"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4"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5"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56"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57"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58"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59"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952cm" fo:min-width="1.313cm" fo:padding-top="0.125cm" fo:padding-bottom="0.125cm" fo:padding-left="0.25cm" fo:padding-right="0.25cm" fo:wrap-option="wrap" draw:shadow="hidden" draw:shadow-offset-x="0.2cm" draw:shadow-offset-y="0.2cm" draw:shadow-color="#808080"/>
    </style:style>
    <style:style style:name="gr60"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61"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62" style:family="graphic" style:parent-style-name="standard">
      <style:graphic-properties svg:stroke-color="#333333" draw:fill-color="#808080" draw:textarea-horizontal-align="justify" draw:textarea-vertical-align="middle" draw:auto-grow-height="false" fo:min-height="0.068cm" fo:min-width="0.612cm"/>
    </style:style>
    <style:style style:name="gr63" style:family="graphic" style:parent-style-name="objectwithoutfill">
      <style:graphic-properties draw:marker-end="Arrowheads_20_15" draw:marker-end-width="0.3cm" draw:fill="none" draw:textarea-vertical-align="middle"/>
    </style:style>
    <style:style style:name="gr64" style:family="graphic" style:parent-style-name="objectwithoutfill">
      <style:graphic-properties draw:marker-end="Arrowheads_20_16" draw:marker-end-width="0.3cm" draw:fill="none" draw:textarea-vertical-align="middle"/>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6"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7"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8"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79"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80"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81"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82"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952cm" fo:min-width="1.313cm" fo:padding-top="0.125cm" fo:padding-bottom="0.125cm" fo:padding-left="0.25cm" fo:padding-right="0.25cm" fo:wrap-option="wrap" draw:shadow="hidden" draw:shadow-offset-x="0.2cm" draw:shadow-offset-y="0.2cm" draw:shadow-color="#808080"/>
    </style:style>
    <style:style style:name="gr8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84"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95"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96"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97"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98"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99"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100" style:family="graphic" style:parent-style-name="standard" style:list-style-name="L1">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68cm" fo:min-width="0.78cm" fo:padding-top="0.142cm" fo:padding-bottom="0.142cm" fo:padding-left="0.267cm" fo:padding-right="0.267cm" fo:wrap-option="wrap" draw:shadow="hidden" draw:shadow-offset-x="0.2cm" draw:shadow-offset-y="0.2cm" draw:shadow-color="#808080"/>
    </style:style>
    <style:style style:name="gr101"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1.952cm" fo:min-width="1.313cm" fo:padding-top="0.125cm" fo:padding-bottom="0.125cm" fo:padding-left="0.25cm" fo:padding-right="0.25cm" fo:wrap-option="wrap" draw:shadow="hidden" draw:shadow-offset-x="0.2cm" draw:shadow-offset-y="0.2cm" draw:shadow-color="#808080"/>
    </style:style>
    <style:style style:name="gr10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103"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035cm" draw:shadow-offset-y="0.035cm" draw:shadow-color="#808080" draw:shadow-opacity="50%"/>
    </style:style>
    <style:style style:name="gr104"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105"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6"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107" style:family="graphic" style:parent-style-name="standard">
      <style:graphic-properties draw:stroke="none" svg:stroke-color="#000000" draw:fill="none" draw:fill-color="#ffffff" draw:auto-grow-height="true" draw:auto-grow-width="false" fo:max-height="0cm" fo:min-height="2.363cm"/>
      <style:paragraph-properties style:writing-mode="lr-tb"/>
    </style:style>
    <style:style style:name="gr108" style:family="graphic" style:parent-style-name="standard" style:list-style-name="L1">
      <style:graphic-properties draw:stroke="solid" svg:stroke-width="0.018cm" svg:stroke-color="#3465a4" draw:marker-start="" draw:marker-start-width="0.227cm" draw:marker-start-center="false" draw:marker-end="" draw:marker-end-width="0.227cm" draw:marker-end-center="false" draw:fill="solid" draw:fill-color="#729fcf"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09"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0"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1"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2"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3"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4" style:family="graphic" style:parent-style-name="objectwithoutfill">
      <style:graphic-properties draw:fill="none" draw:textarea-vertical-align="middle"/>
    </style:style>
    <style:style style:name="gr115" style:family="graphic" style:parent-style-name="objectwithoutfill">
      <style:graphic-properties draw:marker-end="Arrowheads_20_18" draw:marker-end-width="0.3cm" draw:fill="none" draw:textarea-vertical-align="middle"/>
    </style:style>
    <style:style style:name="gr116"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7"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8"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19"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0"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1" style:family="graphic" style:parent-style-name="objectwithoutfill">
      <style:graphic-properties draw:marker-end="Arrowheads_20_19" draw:marker-end-width="0.3cm" draw:fill="none" draw:textarea-vertical-align="middle"/>
    </style:style>
    <style:style style:name="gr122" style:family="graphic" style:parent-style-name="standard" style:list-style-name="L1">
      <style:graphic-properties draw:stroke="solid" svg:stroke-width="0.018cm" svg:stroke-color="#069a2e" draw:marker-start="" draw:marker-start-width="0.227cm" draw:marker-start-center="false" draw:marker-end="" draw:marker-end-width="0.227cm" draw:marker-end-center="false" draw:fill="solid" draw:fill-color="#77bc65" draw:textarea-horizontal-align="justify" draw:textarea-vertical-align="middle" draw:auto-grow-height="false" fo:min-height="0.086cm" fo:min-width="0cm" fo:padding-top="0.134cm" fo:padding-bottom="0.134cm" fo:padding-left="0.259cm" fo:padding-right="0.259cm" fo:wrap-option="wrap" draw:shadow="hidden" draw:shadow-offset-x="0.2cm" draw:shadow-offset-y="0.2cm" draw:shadow-color="#808080"/>
    </style:style>
    <style:style style:name="gr123" style:family="graphic" style:parent-style-name="objectwithoutfill">
      <style:graphic-properties draw:marker-end="Arrowheads_20_20" draw:marker-end-width="0.3cm" draw:fill="none" draw:textarea-vertical-align="middle"/>
    </style:style>
    <style:style style:name="gr124" style:family="graphic" style:parent-style-name="objectwithoutfill">
      <style:graphic-properties draw:marker-end="Arrowheads_20_21" draw:marker-end-width="0.3cm" draw:fill="none" draw:textarea-vertical-align="middl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Contens-notes">
      <style:graphic-properties draw:fill-color="#ffffff" draw:auto-grow-height="true" fo:min-height="12.572cm"/>
      <style:paragraph-properties style:writing-mode="lr-tb"/>
    </style:style>
    <style:style style:name="pr4" style:family="presentation" style:parent-style-name="Infographic3-notes">
      <style:graphic-properties draw:fill-color="#ffffff" draw:auto-grow-height="true" fo:min-height="12.572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r6" style:family="presentation" style:parent-style-name="Infographic1-notes">
      <style:graphic-properties draw:fill-color="#ffffff" draw:auto-grow-height="true" fo:min-height="12.572cm"/>
      <style:paragraph-properties style:writing-mode="lr-tb"/>
    </style:style>
    <style:style style:name="pr7" style:family="presentation" style:parent-style-name="Infographic1-notes">
      <style:graphic-properties draw:fill-color="#ffffff" fo:min-height="12.572cm"/>
      <style:paragraph-properties style:writing-mode="lr-tb"/>
    </style:style>
    <style:style style:name="pr8" style:family="presentation" style:parent-style-name="End-title">
      <style:graphic-properties fo:min-height="1.923cm"/>
      <style:paragraph-properties style:writing-mode="lr-tb"/>
    </style:style>
    <style:style style:name="pr9" style:family="presentation" style:parent-style-name="End-title">
      <style:graphic-properties fo:min-height="1.843cm"/>
      <style:paragraph-properties style:writing-mode="lr-tb"/>
    </style:style>
    <style:style style:name="pr10" style:family="presentation" style:parent-style-name="End-notes">
      <style:graphic-properties draw:fill-color="#ffffff" draw:auto-grow-height="true" fo:min-height="12.572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style:writing-mode="lr-tb"/>
    </style:style>
    <style:style style:name="P6" style:family="paragraph">
      <loext:graphic-properties draw:fill-color="#ffffff"/>
      <style:paragraph-properties fo:text-align="center"/>
    </style:style>
    <style:style style:name="P7" style:family="paragraph">
      <loext:graphic-properties draw:fill="none" draw:fill-color="#ffffff"/>
      <style:paragraph-properties style:writing-mode="lr-tb"/>
      <style:text-properties fo:font-size="22pt" style:font-size-asian="22pt" style:font-size-complex="22pt"/>
    </style:style>
    <style:style style:name="P8" style:family="paragraph">
      <loext:graphic-properties draw:fill="none" draw:fill-color="#ffffff"/>
      <style:paragraph-properties style:writing-mode="lr-tb"/>
      <style:text-properties style:font-name="Chandas" fo:font-size="150pt" style:font-size-asian="150pt" style:font-size-complex="150pt"/>
    </style:style>
    <style:style style:name="P9" style:family="paragraph">
      <loext:graphic-properties draw:fill="none" draw:fill-color="#ffffff"/>
      <style:paragraph-properties style:writing-mode="lr-tb"/>
      <style:text-properties fo:font-size="40pt" fo:font-weight="normal" style:font-size-asian="40pt" style:font-weight-asian="normal" style:font-size-complex="40pt" style:font-weight-complex="normal"/>
    </style:style>
    <style:style style:name="P10" style:family="paragraph">
      <loext:graphic-properties draw:fill="none" draw:fill-color="#ffffff"/>
      <style:paragraph-properties style:writing-mode="lr-tb"/>
      <style:text-properties fo:font-size="20pt" style:font-size-asian="20pt" style:font-size-complex="20pt"/>
    </style:style>
    <style:style style:name="P1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P16"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color="#808080"/>
      <style:paragraph-properties fo:text-align="center"/>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style:writing-mode="lr-tb"/>
      <style:text-properties fo:font-size="30pt" style:font-size-asian="30pt" style:font-size-complex="30pt"/>
    </style:style>
    <style:style style:name="P25" style:family="paragraph">
      <loext:graphic-properties draw:fill="solid" draw:fill-color="#77bc6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6" style:family="paragraph">
      <style:paragraph-properties fo:text-align="start" style:writing-mode="lr-tb"/>
      <style:text-properties style:font-name="Open Sans Condensed" fo:font-size="40pt" fo:font-weight="normal" style:font-size-asian="40pt" style:font-size-complex="40pt"/>
    </style:style>
    <style:style style:name="P27"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font-size="22pt" style:font-size-asian="22pt" style:font-size-complex="22pt"/>
    </style:style>
    <style:style style:name="T4" style:family="text">
      <style:text-properties fo:font-size="150pt" style:font-size-asian="150pt" style:font-size-complex="150pt"/>
    </style:style>
    <style:style style:name="T5" style:family="text">
      <style:text-properties fo:font-size="40pt" fo:font-weight="normal" style:font-size-asian="40pt" style:font-weight-asian="normal" style:font-size-complex="40pt" style:font-weight-complex="normal"/>
    </style:style>
    <style:style style:name="T6" style:family="text">
      <style:text-properties fo:font-size="20pt" style:font-size-asian="20pt" style:font-size-complex="20pt"/>
    </style:style>
    <style:style style:name="T7" style:family="text">
      <style:text-properties fo:font-size="20pt" fo:font-weight="normal" style:font-size-asian="20pt" style:font-weight-asian="normal" style:font-size-complex="20pt" style:font-weight-complex="normal"/>
    </style:style>
    <style:style style:name="T8" style:family="text">
      <style:text-properties fo:font-size="30pt" style:font-size-asian="30pt" style:font-size-complex="30pt"/>
    </style:style>
    <style:style style:name="T9" style:family="text">
      <style:text-properties style:font-name="Open Sans Condensed" fo:font-size="40pt" fo:font-weight="normal" style:font-size-asian="40pt" style:font-size-complex="40pt"/>
    </style:style>
    <style:style style:name="T10" style:family="text">
      <style:text-properties fo:font-variant="normal" fo:text-transform="none" style:use-window-font-color="true" loext:opacity="0%" style:text-outline="false" style:text-line-through-style="none" style:text-line-through-type="none" style:font-name="Open Sans Condensed" fo:font-size="15pt" fo:font-style="normal" fo:text-shadow="none" style:text-underline-style="none" fo:font-weight="normal" style:letter-kerning="true" fo:background-color="transparent" style:font-name-asian="DejaVu Sans"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1"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Greeting"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JustLucifer</text:span></text:p>
        </draw:polygon>
        <draw:frame presentation:style-name="pr1" draw:text-style-name="P4" draw:layer="layout" svg:width="10.792cm" svg:height="2.507cm" svg:x="13.825cm" svg:y="6.851cm" presentation:class="title" presentation:user-transformed="true">
          <draw:text-box>
            <text:p text:style-name="P3"><text:span text:style-name="T2">Классификация сетей</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Категории сетей" draw:style-name="dp1" draw:master-page-name="Contens">
        <office:forms form:automatic-focus="false" form:apply-design-mode="false"/>
        <draw:custom-shape draw:style-name="gr3" draw:text-style-name="P6" draw:layer="layout" svg:width="3.81cm" svg:height="2.54cm" svg:x="15.24cm" svg:y="10.795cm">
          <text:p/>
          <draw:enhanced-geometry svg:viewBox="0 0 21600 21600" draw:type="rectangle" draw:enhanced-path="M 0 0 L 21600 0 21600 21600 0 21600 0 0 Z N"/>
        </draw:custom-shape>
        <draw:frame draw:style-name="gr4" draw:text-style-name="P7" draw:layer="layout" svg:width="8.89cm" svg:height="1.119cm" svg:x="6.35cm" svg:y="2.056cm">
          <draw:text-box>
            <text:p><text:span text:style-name="T3">Тип коммутации</text:span></text:p>
          </draw:text-box>
        </draw:frame>
        <draw:frame draw:style-name="gr5" draw:text-style-name="P7" draw:layer="layout" svg:width="8.255cm" svg:height="1.657cm" svg:x="6.35cm" svg:y="6.598cm">
          <draw:text-box>
            <text:p><text:span text:style-name="T3">Технология передачи</text:span></text:p>
          </draw:text-box>
        </draw:frame>
        <draw:frame draw:style-name="gr4" draw:text-style-name="P7" draw:layer="layout" svg:width="8.255cm" svg:height="1.119cm" svg:x="18.415cm" svg:y="6.501cm">
          <draw:text-box>
            <text:p><text:span text:style-name="T3">Протяжённость</text:span></text:p>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Тип Коммутации" draw:style-name="dp1" draw:master-page-name="Infographic3">
        <office:forms form:automatic-focus="false" form:apply-design-mode="false"/>
        <draw:frame draw:style-name="gr6" draw:text-style-name="P8" draw:layer="layout" svg:width="6.985cm" svg:height="12.079cm" svg:x="6.985cm" svg:y="3.758cm">
          <draw:text-box>
            <text:p><text:span text:style-name="T4">01</text:span></text:p>
          </draw:text-box>
        </draw:frame>
        <draw:frame draw:style-name="gr7" draw:text-style-name="P9" draw:layer="layout" svg:width="10.773cm" svg:height="3.791cm" svg:x="13.357cm" svg:y="5.08cm">
          <draw:text-box>
            <text:p><text:span text:style-name="T5">Тип коммутации</text:span></text:p>
          </draw:text-box>
        </draw:frame>
        <presentation:notes draw:style-name="dp2">
          <draw:page-thumbnail draw:style-name="gr2" draw:layer="layout" svg:width="18.624cm" svg:height="10.476cm" svg:x="1.482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каналов</text:span></text:p>
          </draw:text-box>
        </draw:frame>
        <draw:g draw:name="laptop 1">
          <draw:custom-shape draw:style-name="gr9"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10" draw:text-style-name="P12" draw:layer="layout" svg:width="2cm" svg:height="1.25cm" draw:transform="rotate (0.00680678408277788) translate (1.639cm 7.181cm)">
            <text:p/>
          </draw:rect>
          <draw:custom-shape draw:style-name="gr11"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 draw:text-style-name="P13" draw:layer="layout" svg:width="0.5cm" svg:height="0.13cm" draw:transform="rotate (-0.00680678408277771) translate (2.404cm 9.169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11" draw:layer="layout" svg:width="2.5cm" svg:height="0.38cm" draw:transform="rotate (-0.00680678408277771) translate (1.403cm 8.78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2">
          <draw:custom-shape draw:style-name="gr14"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15" draw:text-style-name="P12" draw:layer="layout" svg:width="2cm" svg:height="1.25cm" draw:transform="rotate (0.00680678408277788) translate (17.634cm 7.272cm)">
            <text:p/>
          </draw:rect>
          <draw:custom-shape draw:style-name="gr16"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13" draw:layer="layout" svg:width="0.5cm" svg:height="0.13cm" draw:transform="rotate (-0.00680678408277771) translate (18.399cm 9.2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11" draw:layer="layout" svg:width="2.5cm" svg:height="0.38cm" draw:transform="rotate (-0.00680678408277771) translate (17.398cm 8.87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1" draw:style-name="gr19"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3" draw:style-name="gr20"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4" draw:style-name="gr21"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5" draw:style-name="gr22" draw:text-style-name="P14"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line draw:style-name="gr25" draw:text-style-name="P15" draw:layer="layout" svg:x1="12.7cm" svg:y1="6.35cm" svg:x2="17.145cm" svg:y2="8.255cm">
          <text:p/>
        </draw:line>
        <presentation:notes draw:style-name="dp2">
          <draw:page-thumbnail draw:style-name="gr2" draw:layer="layout" svg:width="18.624cm" svg:height="10.476cm" svg:x="1.482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каналов</text:span></text:p>
          </draw:text-box>
        </draw:frame>
        <draw:g draw:name="laptop 5">
          <draw:custom-shape draw:style-name="gr26"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27" draw:text-style-name="P12" draw:layer="layout" svg:width="2cm" svg:height="1.25cm" draw:transform="rotate (0.00680678408277788) translate (1.639cm 7.181cm)">
            <text:p/>
          </draw:rect>
          <draw:custom-shape draw:style-name="gr28"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9" draw:text-style-name="P13" draw:layer="layout" svg:width="0.5cm" svg:height="0.13cm" draw:transform="rotate (-0.00680678408277771) translate (2.404cm 9.169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0" draw:text-style-name="P11" draw:layer="layout" svg:width="2.5cm" svg:height="0.38cm" draw:transform="rotate (-0.00680678408277771) translate (1.403cm 8.78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6">
          <draw:custom-shape draw:style-name="gr31"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32" draw:text-style-name="P12" draw:layer="layout" svg:width="2cm" svg:height="1.25cm" draw:transform="rotate (0.00680678408277788) translate (17.634cm 7.272cm)">
            <text:p/>
          </draw:rect>
          <draw:custom-shape draw:style-name="gr33"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13" draw:layer="layout" svg:width="0.5cm" svg:height="0.13cm" draw:transform="rotate (-0.00680678408277771) translate (18.399cm 9.2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11" draw:layer="layout" svg:width="2.5cm" svg:height="0.38cm" draw:transform="rotate (-0.00680678408277771) translate (17.398cm 8.87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9" draw:style-name="gr36"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0" draw:style-name="gr37"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1" draw:style-name="gr38"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g draw:name="status-error 1">
          <draw:custom-shape draw:style-name="gr39" draw:text-style-name="P16"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0" draw:text-style-name="P17" draw:layer="layout" svg:width="0.362cm" svg:height="0cm" draw:transform="skewX (0.00383972435438746) rotate (0.788190690200639) translate (12.3216287262873cm 6.22837398373984cm)" svg:viewBox="0 0 363 1" svg:d="M0 0c121 0 241 1 363 1">
            <text:p/>
          </draw:path>
          <draw:path draw:style-name="gr41" draw:text-style-name="P17" draw:layer="layout" svg:width="0.362cm" svg:height="-0.001cm" draw:transform="rotate (2.35619449019234) translate (12.5783739837398cm 6.22837398373984cm)" svg:viewBox="0 0 363 0" svg:d="M0 0c121 0 241 0 363 0">
            <text:p/>
          </draw:path>
        </draw:g>
        <presentation:notes draw:style-name="dp2">
          <draw:page-thumbnail draw:style-name="gr2"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пакетов</text:span></text:p>
          </draw:text-box>
        </draw:frame>
        <draw:g draw:name="laptop 3">
          <draw:custom-shape draw:style-name="gr42"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43" draw:text-style-name="P12" draw:layer="layout" svg:width="2cm" svg:height="1.25cm" draw:transform="rotate (0.00680678408277788) translate (1.639cm 7.181cm)">
            <text:p/>
          </draw:rect>
          <draw:custom-shape draw:style-name="gr44"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5" draw:text-style-name="P13" draw:layer="layout" svg:width="0.5cm" svg:height="0.13cm" draw:transform="rotate (-0.00680678408277771) translate (2.404cm 9.169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6" draw:text-style-name="P11" draw:layer="layout" svg:width="2.5cm" svg:height="0.38cm" draw:transform="rotate (-0.00680678408277771) translate (1.403cm 8.78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4">
          <draw:custom-shape draw:style-name="gr47"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48" draw:text-style-name="P12" draw:layer="layout" svg:width="2cm" svg:height="1.25cm" draw:transform="rotate (0.00680678408277788) translate (17.634cm 7.272cm)">
            <text:p/>
          </draw:rect>
          <draw:custom-shape draw:style-name="gr49"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13" draw:layer="layout" svg:width="0.5cm" svg:height="0.13cm" draw:transform="rotate (-0.00680678408277771) translate (18.399cm 9.2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1" draw:text-style-name="P11" draw:layer="layout" svg:width="2.5cm" svg:height="0.38cm" draw:transform="rotate (-0.00680678408277771) translate (17.398cm 8.87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2" draw:style-name="gr52"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6" draw:style-name="gr53"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7" draw:style-name="gr54"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8" draw:style-name="gr55" draw:text-style-name="P14"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line draw:style-name="gr25" draw:text-style-name="P15" draw:layer="layout" svg:x1="12.7cm" svg:y1="6.35cm" svg:x2="17.145cm" svg:y2="8.255cm">
          <text:p/>
        </draw:line>
        <draw:custom-shape draw:name="checkbox-unchecked 1" draw:style-name="gr56" draw:text-style-name="P18" draw:layer="layout" svg:width="1.362cm" svg:height="0.5cm" svg:x="3.718cm" svg:y="5.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2" draw:style-name="gr57" draw:text-style-name="P18" draw:layer="layout" svg:width="1.362cm" svg:height="0.5cm" svg:x="3.718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3" draw:style-name="gr58" draw:text-style-name="P18" draw:layer="layout" svg:width="1.362cm" svg:height="0.5cm" svg:x="3.718cm" svg:y="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document 1">
          <draw:custom-shape draw:style-name="gr59" draw:text-style-name="P19" draw:layer="layout" svg:width="1.812cm" svg:height="2.201cm" svg:x="0.093cm" svg:y="4.1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0" draw:text-style-name="P20" draw:layer="layout" svg:width="0.679cm" svg:height="1.1cm" svg:x="0.66cm" svg:y="4.699cm" svg:viewBox="0 0 680 1101" draw:points="0,1101 680,1101 680,275 453,0 0,0">
            <text:p/>
          </draw:polygon>
          <draw:polygon draw:style-name="gr61" draw:text-style-name="P21" draw:layer="layout" svg:width="0.274cm" svg:height="0.226cm" draw:transform="rotate (-1.5707963267949) translate (1.339656cm 4.69925cm)" svg:viewBox="0 0 275 227" draw:points="0,227 275,227 275,0">
            <text:p/>
          </draw:polygon>
        </draw:g>
        <draw:custom-shape draw:style-name="gr62" draw:text-style-name="P22" draw:layer="layout" svg:width="1.27cm" svg:height="0.635cm" svg:x="1.905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15" draw:layer="layout" svg:x1="7.62cm" svg:y1="6.35cm" svg:x2="12.065cm" svg:y2="8.89cm">
          <text:p/>
        </draw:line>
        <draw:line draw:style-name="gr24" draw:text-style-name="P15" draw:layer="layout" svg:x1="7.62cm" svg:y1="6.35cm" svg:x2="12.065cm" svg:y2="6.35cm">
          <text:p/>
        </draw:line>
        <draw:line draw:style-name="gr63" draw:text-style-name="P15" draw:layer="layout" svg:x1="6.985cm" svg:y1="6.35cm" svg:x2="6.985cm" svg:y2="8.89cm">
          <text:p/>
        </draw:line>
        <draw:line draw:style-name="gr24" draw:text-style-name="P15" draw:layer="layout" svg:x1="7.62cm" svg:y1="9.525cm" svg:x2="12.065cm" svg:y2="9.525cm">
          <text:p/>
        </draw:line>
        <draw:line draw:style-name="gr24" draw:text-style-name="P15" draw:layer="layout" svg:x1="7.62cm" svg:y1="8.89cm" svg:x2="12.065cm" svg:y2="6.985cm">
          <text:p/>
        </draw:line>
        <draw:line draw:style-name="gr64" draw:text-style-name="P15" draw:layer="layout" svg:x1="12.7cm" svg:y1="8.89cm" svg:x2="12.7cm" svg:y2="6.35cm">
          <text:p/>
        </draw:line>
        <presentation:notes draw:style-name="dp2">
          <draw:page-thumbnail draw:style-name="gr2" draw:layer="layout" svg:width="18.624cm" svg:height="10.476cm" svg:x="1.482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пакетов</text:span></text:p>
          </draw:text-box>
        </draw:frame>
        <draw:g draw:name="laptop 9">
          <draw:custom-shape draw:style-name="gr65"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66" draw:text-style-name="P12" draw:layer="layout" svg:width="2cm" svg:height="1.25cm" draw:transform="rotate (0.00680678408277788) translate (1.639cm 7.181cm)">
            <text:p/>
          </draw:rect>
          <draw:custom-shape draw:style-name="gr67"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8" draw:text-style-name="P13" draw:layer="layout" svg:width="0.5cm" svg:height="0.13cm" draw:transform="rotate (-0.00680678408277771) translate (2.404cm 9.169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9" draw:text-style-name="P11" draw:layer="layout" svg:width="2.5cm" svg:height="0.38cm" draw:transform="rotate (-0.00680678408277771) translate (1.403cm 8.78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10">
          <draw:custom-shape draw:style-name="gr70"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71" draw:text-style-name="P12" draw:layer="layout" svg:width="2cm" svg:height="1.25cm" draw:transform="rotate (0.00680678408277788) translate (17.634cm 7.272cm)">
            <text:p/>
          </draw:rect>
          <draw:custom-shape draw:style-name="gr72"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3" draw:text-style-name="P13" draw:layer="layout" svg:width="0.5cm" svg:height="0.13cm" draw:transform="rotate (-0.00680678408277771) translate (18.399cm 9.2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11" draw:layer="layout" svg:width="2.5cm" svg:height="0.38cm" draw:transform="rotate (-0.00680678408277771) translate (17.398cm 8.87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15" draw:style-name="gr75"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6" draw:style-name="gr76"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7" draw:style-name="gr77"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8" draw:style-name="gr78" draw:text-style-name="P14"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line draw:style-name="gr25" draw:text-style-name="P15" draw:layer="layout" svg:x1="12.7cm" svg:y1="6.35cm" svg:x2="17.145cm" svg:y2="8.255cm">
          <text:p/>
        </draw:line>
        <draw:custom-shape draw:name="checkbox-unchecked 7" draw:style-name="gr79" draw:text-style-name="P18" draw:layer="layout" svg:width="1.362cm" svg:height="0.5cm" svg:x="3.718cm" svg:y="5.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8" draw:style-name="gr80" draw:text-style-name="P18" draw:layer="layout" svg:width="1.362cm" svg:height="0.5cm" svg:x="3.718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9" draw:style-name="gr81" draw:text-style-name="P18" draw:layer="layout" svg:width="1.362cm" svg:height="0.5cm" svg:x="8.89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document 3">
          <draw:custom-shape draw:style-name="gr82" draw:text-style-name="P19" draw:layer="layout" svg:width="1.812cm" svg:height="2.201cm" svg:x="0.093cm" svg:y="4.1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83" draw:text-style-name="P20" draw:layer="layout" svg:width="0.679cm" svg:height="1.1cm" svg:x="0.66cm" svg:y="4.699cm" svg:viewBox="0 0 680 1101" draw:points="0,1101 680,1101 680,275 453,0 0,0">
            <text:p/>
          </draw:polygon>
          <draw:polygon draw:style-name="gr84" draw:text-style-name="P21" draw:layer="layout" svg:width="0.274cm" svg:height="0.226cm" draw:transform="rotate (-1.5707963267949) translate (1.339656cm 4.69925cm)" svg:viewBox="0 0 275 227" draw:points="0,227 275,227 275,0">
            <text:p/>
          </draw:polygon>
        </draw:g>
        <draw:custom-shape draw:style-name="gr62" draw:text-style-name="P22" draw:layer="layout" svg:width="1.27cm" svg:height="0.635cm" svg:x="1.905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15" draw:layer="layout" svg:x1="7.62cm" svg:y1="6.35cm" svg:x2="12.065cm" svg:y2="8.89cm">
          <text:p/>
        </draw:line>
        <draw:line draw:style-name="gr24" draw:text-style-name="P15" draw:layer="layout" svg:x1="7.62cm" svg:y1="6.35cm" svg:x2="12.065cm" svg:y2="6.35cm">
          <text:p/>
        </draw:line>
        <draw:line draw:style-name="gr63" draw:text-style-name="P15" draw:layer="layout" svg:x1="6.985cm" svg:y1="6.35cm" svg:x2="6.985cm" svg:y2="8.89cm">
          <text:p/>
        </draw:line>
        <draw:line draw:style-name="gr24" draw:text-style-name="P15" draw:layer="layout" svg:x1="7.62cm" svg:y1="9.525cm" svg:x2="12.065cm" svg:y2="9.525cm">
          <text:p/>
        </draw:line>
        <draw:line draw:style-name="gr24" draw:text-style-name="P15" draw:layer="layout" svg:x1="7.62cm" svg:y1="8.89cm" svg:x2="12.065cm" svg:y2="6.985cm">
          <text:p/>
        </draw:line>
        <draw:line draw:style-name="gr64" draw:text-style-name="P15" draw:layer="layout" svg:x1="12.7cm" svg:y1="8.89cm" svg:x2="12.7cm" svg:y2="6.35cm">
          <text:p/>
        </draw:line>
        <presentation:notes draw:style-name="dp2">
          <draw:page-thumbnail draw:style-name="gr2" draw:layer="layout" svg:width="18.624cm" svg:height="10.476cm" svg:x="1.482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Article2">
        <office:forms form:automatic-focus="false" form:apply-design-mode="false"/>
        <draw:frame draw:style-name="gr8" draw:text-style-name="P10" draw:layer="layout" svg:width="8.89cm" svg:height="1.038cm" svg:x="2.54cm" svg:y="0.635cm">
          <draw:text-box>
            <text:p><text:span text:style-name="T6">Коммутация пакетов</text:span></text:p>
          </draw:text-box>
        </draw:frame>
        <draw:g draw:name="laptop 7">
          <draw:custom-shape draw:style-name="gr85" draw:text-style-name="P11" draw:layer="layout" svg:width="2.5cm" svg:height="1.75cm" draw:transform="rotate (0.00680678408277788) translate (1.387cm 6.932cm)">
            <text:p/>
            <draw:enhanced-geometry svg:viewBox="0 0 21600 21600" draw:mirror-horizontal="false" draw:mirror-vertical="false" draw:type="rectangle" draw:enhanced-path="M 0 0 L 21600 0 21600 21600 0 21600 0 0 Z N"/>
          </draw:custom-shape>
          <draw:rect draw:style-name="gr86" draw:text-style-name="P12" draw:layer="layout" svg:width="2cm" svg:height="1.25cm" draw:transform="rotate (0.00680678408277788) translate (1.639cm 7.181cm)">
            <text:p/>
          </draw:rect>
          <draw:custom-shape draw:style-name="gr87" draw:text-style-name="P11" draw:layer="layout" svg:width="3cm" svg:height="0.75cm" draw:transform="rotate (-0.00680678408277771) translate (1.155cm 8.66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13" draw:layer="layout" svg:width="0.5cm" svg:height="0.13cm" draw:transform="rotate (-0.00680678408277771) translate (2.404cm 9.169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9" draw:text-style-name="P11" draw:layer="layout" svg:width="2.5cm" svg:height="0.38cm" draw:transform="rotate (-0.00680678408277771) translate (1.403cm 8.78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laptop 8">
          <draw:custom-shape draw:style-name="gr90" draw:text-style-name="P11" draw:layer="layout" svg:width="2.5cm" svg:height="1.75cm" draw:transform="rotate (0.00680678408277788) translate (17.382cm 7.023cm)">
            <text:p/>
            <draw:enhanced-geometry svg:viewBox="0 0 21600 21600" draw:mirror-horizontal="false" draw:mirror-vertical="false" draw:type="rectangle" draw:enhanced-path="M 0 0 L 21600 0 21600 21600 0 21600 0 0 Z N"/>
          </draw:custom-shape>
          <draw:rect draw:style-name="gr91" draw:text-style-name="P12" draw:layer="layout" svg:width="2cm" svg:height="1.25cm" draw:transform="rotate (0.00680678408277788) translate (17.634cm 7.272cm)">
            <text:p/>
          </draw:rect>
          <draw:custom-shape draw:style-name="gr92" draw:text-style-name="P11" draw:layer="layout" svg:width="3cm" svg:height="0.75cm" draw:transform="rotate (-0.00680678408277771) translate (17.15cm 8.755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3" draw:text-style-name="P13" draw:layer="layout" svg:width="0.5cm" svg:height="0.13cm" draw:transform="rotate (-0.00680678408277771) translate (18.399cm 9.2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4" draw:text-style-name="P11" draw:layer="layout" svg:width="2.5cm" svg:height="0.38cm" draw:transform="rotate (-0.00680678408277771) translate (17.398cm 8.87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name="colored-shapes-blue 12" draw:style-name="gr95" draw:text-style-name="P14" draw:layer="layout" svg:width="0.5cm" svg:height="0.5cm" svg:x="6.985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3" draw:style-name="gr96" draw:text-style-name="P14" draw:layer="layout" svg:width="0.5cm" svg:height="0.5cm" svg:x="12.2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blue 14" draw:style-name="gr97" draw:text-style-name="P14" draw:layer="layout" svg:width="0.5cm" svg:height="0.5cm" svg:x="6.985cm" svg:y="9.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5" draw:layer="layout" svg:x1="3.899cm" svg:y1="8.255cm" svg:x2="6.985cm" svg:y2="6.35cm">
          <text:p/>
        </draw:line>
        <draw:line draw:style-name="gr24" draw:text-style-name="P15" draw:layer="layout" svg:x1="7.62cm" svg:y1="6.35cm" svg:x2="12.065cm" svg:y2="6.35cm">
          <text:p/>
        </draw:line>
        <draw:custom-shape draw:name="checkbox-unchecked 4" draw:style-name="gr98" draw:text-style-name="P18" draw:layer="layout" svg:width="1.362cm" svg:height="0.5cm" svg:x="3.718cm" svg:y="5.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5" draw:style-name="gr99" draw:text-style-name="P18" draw:layer="layout" svg:width="1.362cm" svg:height="0.5cm" svg:x="3.718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heckbox-unchecked 6" draw:style-name="gr100" draw:text-style-name="P18" draw:layer="layout" svg:width="1.362cm" svg:height="0.5cm" svg:x="8.8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document 2">
          <draw:custom-shape draw:style-name="gr101" draw:text-style-name="P19" draw:layer="layout" svg:width="1.812cm" svg:height="2.201cm" svg:x="0.093cm" svg:y="4.14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2" draw:text-style-name="P20" draw:layer="layout" svg:width="0.679cm" svg:height="1.1cm" svg:x="0.66cm" svg:y="4.699cm" svg:viewBox="0 0 680 1101" draw:points="0,1101 680,1101 680,275 453,0 0,0">
            <text:p/>
          </draw:polygon>
          <draw:polygon draw:style-name="gr103" draw:text-style-name="P21" draw:layer="layout" svg:width="0.274cm" svg:height="0.226cm" draw:transform="rotate (-1.5707963267949) translate (1.339656cm 4.69925cm)" svg:viewBox="0 0 275 227" draw:points="0,227 275,227 275,0">
            <text:p/>
          </draw:polygon>
        </draw:g>
        <draw:custom-shape draw:style-name="gr62" draw:text-style-name="P22" draw:layer="layout" svg:width="1.27cm" svg:height="0.635cm" svg:x="1.905cm" svg:y="5.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15" draw:layer="layout" svg:x1="7.62cm" svg:y1="6.35cm" svg:x2="12.065cm" svg:y2="8.89cm">
          <text:p/>
        </draw:line>
        <draw:line draw:style-name="gr63" draw:text-style-name="P15" draw:layer="layout" svg:x1="6.985cm" svg:y1="6.35cm" svg:x2="6.985cm" svg:y2="8.89cm">
          <text:p/>
        </draw:line>
        <draw:line draw:style-name="gr24" draw:text-style-name="P15" draw:layer="layout" svg:x1="7.62cm" svg:y1="9.525cm" svg:x2="12.065cm" svg:y2="9.525cm">
          <text:p/>
        </draw:line>
        <draw:line draw:style-name="gr24" draw:text-style-name="P15" draw:layer="layout" svg:x1="7.62cm" svg:y1="8.89cm" svg:x2="12.065cm" svg:y2="6.985cm">
          <text:p/>
        </draw:line>
        <draw:line draw:style-name="gr64" draw:text-style-name="P15" draw:layer="layout" svg:x1="12.7cm" svg:y1="9.525cm" svg:x2="17.145cm" svg:y2="8.755cm">
          <text:p/>
        </draw:line>
        <draw:g draw:name="status-error 2">
          <draw:custom-shape draw:style-name="gr104" draw:text-style-name="P16" draw:layer="layout" svg:width="0.5cm" svg:height="0.5cm" svg:x="12.2cm" svg:y="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5" draw:text-style-name="P17" draw:layer="layout" svg:width="0.362cm" svg:height="0cm" draw:transform="skewX (0.00383972435438746) rotate (0.788190690200639) translate (12.3216287262873cm 6.22837398373984cm)" svg:viewBox="0 0 363 1" svg:d="M0 0c121 0 241 1 363 1">
            <text:p/>
          </draw:path>
          <draw:path draw:style-name="gr106" draw:text-style-name="P17" draw:layer="layout" svg:width="0.362cm" svg:height="-0.001cm" draw:transform="rotate (2.35619449019234) translate (12.5783739837398cm 6.22837398373984cm)" svg:viewBox="0 0 363 0" svg:d="M0 0c121 0 241 0 363 0">
            <text:p/>
          </draw:path>
        </draw:g>
        <presentation:notes draw:style-name="dp2">
          <draw:page-thumbnail draw:style-name="gr2" draw:layer="layout" svg:width="18.624cm" svg:height="10.476cm" svg:x="1.482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Технологии передачи" draw:style-name="dp1" draw:master-page-name="Infographic3">
        <office:forms form:automatic-focus="false" form:apply-design-mode="false"/>
        <draw:frame draw:style-name="gr6" draw:text-style-name="P8" draw:layer="layout" svg:width="6.985cm" svg:height="12.079cm" svg:x="6.985cm" svg:y="3.758cm">
          <draw:text-box>
            <text:p><text:span text:style-name="T4">02</text:span></text:p>
          </draw:text-box>
        </draw:frame>
        <draw:frame draw:style-name="gr7" draw:text-style-name="P9" draw:layer="layout" svg:width="10.773cm" svg:height="3.791cm" svg:x="13.357cm" svg:y="5.08cm">
          <draw:text-box>
            <text:p><text:span text:style-name="T5">Технологии передачи</text:span></text:p>
          </draw:text-box>
        </draw:frame>
        <presentation:notes draw:style-name="dp2">
          <draw:page-thumbnail draw:style-name="gr2" draw:layer="layout" svg:width="18.624cm" svg:height="10.476cm" svg:x="1.482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Infographic1">
        <office:forms form:automatic-focus="false" form:apply-design-mode="false"/>
        <draw:frame draw:style-name="gr8" draw:text-style-name="P10" draw:layer="layout" svg:width="8.255cm" svg:height="1.038cm" svg:x="2.54cm" svg:y="0.635cm">
          <draw:text-box>
            <text:p text:style-name="P23"><text:span text:style-name="T7">Технологии передачи</text:span></text:p>
          </draw:text-box>
        </draw:frame>
        <draw:frame draw:style-name="gr107" draw:text-style-name="P24" draw:layer="layout" svg:width="14.605cm" svg:height="2.613cm" svg:x="1.27cm" svg:y="6.912cm">
          <draw:text-box>
            <text:p><text:span text:style-name="T8">Широковешательные сети</text:span></text:p>
          </draw:text-box>
        </draw:frame>
        <draw:custom-shape draw:name="colored-shapes-blue 19" draw:style-name="gr108" draw:text-style-name="P14" draw:layer="layout" svg:width="0.5cm" svg:height="0.5cm" svg:x="16.145cm" svg:y="7.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1" draw:style-name="gr109" draw:text-style-name="P25" draw:layer="layout" svg:width="0.5cm" svg:height="0.5cm" svg:x="21.424cm" svg:y="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2" draw:style-name="gr110" draw:text-style-name="P25" draw:layer="layout" svg:width="0.5cm" svg:height="0.5cm" svg:x="24.312cm" svg:y="7.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3" draw:style-name="gr111" draw:text-style-name="P25" draw:layer="layout" svg:width="0.5cm" svg:height="0.5cm" svg:x="24.378cm" svg:y="5.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4" draw:style-name="gr112" draw:text-style-name="P25" draw:layer="layout" svg:width="0.5cm" svg:height="0.5cm" svg:x="22.3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5" draw:style-name="gr113" draw:text-style-name="P25" draw:layer="layout" svg:width="0.5cm" svg:height="0.5cm" svg:x="21.711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4" draw:text-style-name="P15" draw:layer="layout" svg:x1="17.145cm" svg:y1="7.62cm" svg:x2="20.955cm" svg:y2="7.62cm">
          <text:p/>
        </draw:line>
        <draw:line draw:style-name="gr115" draw:text-style-name="P15" draw:layer="layout" svg:x1="20.955cm" svg:y1="7.62cm" svg:x2="21.59cm" svg:y2="6.35cm">
          <text:p/>
        </draw:line>
        <draw:line draw:style-name="gr115" draw:text-style-name="P15" draw:layer="layout" svg:x1="20.955cm" svg:y1="7.621cm" svg:x2="24.13cm" svg:y2="5.715cm">
          <text:p/>
        </draw:line>
        <draw:line draw:style-name="gr115" draw:text-style-name="P15" draw:layer="layout" svg:x1="20.955cm" svg:y1="7.621cm" svg:x2="24.13cm" svg:y2="7.621cm">
          <text:p/>
        </draw:line>
        <draw:line draw:style-name="gr115" draw:text-style-name="P15" draw:layer="layout" svg:x1="20.955cm" svg:y1="7.621cm" svg:x2="21.711cm" svg:y2="10.488cm">
          <text:p/>
        </draw:line>
        <draw:line draw:style-name="gr115" draw:text-style-name="P15" draw:layer="layout" svg:x1="20.955cm" svg:y1="7.621cm" svg:x2="22.225cm" svg:y2="8.89cm">
          <text:p/>
        </draw:line>
        <presentation:notes draw:style-name="dp2">
          <draw:page-thumbnail draw:style-name="gr2"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Infographic1">
        <office:forms form:automatic-focus="false" form:apply-design-mode="false"/>
        <draw:frame draw:style-name="gr107" draw:text-style-name="P24" draw:layer="layout" svg:width="10.159cm" svg:height="2.613cm" svg:x="2.54cm" svg:y="6.912cm">
          <draw:text-box>
            <text:p><text:span text:style-name="T8">Точка - Точка</text:span></text:p>
          </draw:text-box>
        </draw:frame>
        <draw:custom-shape draw:name="colored-shapes-green 6" draw:style-name="gr116" draw:text-style-name="P25" draw:layer="layout" svg:width="0.5cm" svg:height="0.5cm" svg:x="14.611cm" svg:y="7.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7" draw:style-name="gr117" draw:text-style-name="P25" draw:layer="layout" svg:width="0.5cm" svg:height="0.5cm" svg:x="17.786cm" svg:y="7.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8" draw:style-name="gr118" draw:text-style-name="P25" draw:layer="layout" svg:width="0.5cm" svg:height="0.5cm" svg:x="18.006cm" svg:y="9.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9" draw:style-name="gr119" draw:text-style-name="P25" draw:layer="layout" svg:width="0.5cm" svg:height="0.5cm" svg:x="16.51cm" svg:y="12.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olored-shapes-green 10" draw:style-name="gr120" draw:text-style-name="P25" draw:layer="layout" svg:width="0.5cm" svg:height="0.5cm" svg:x="15.559cm" svg:y="9.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1" draw:text-style-name="P15" draw:layer="layout" svg:x1="15.24cm" svg:y1="7.62cm" svg:x2="15.875cm" svg:y2="9.525cm">
          <text:p/>
        </draw:line>
        <draw:custom-shape draw:name="colored-shapes-green 11" draw:style-name="gr122" draw:text-style-name="P25" draw:layer="layout" svg:width="0.5cm" svg:height="0.5cm" svg:x="16.066cm" svg:y="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3" draw:text-style-name="P15" draw:layer="layout" svg:x1="16.066cm" svg:y1="5.321cm" svg:x2="15.24cm" svg:y2="6.985cm">
          <text:p/>
        </draw:line>
        <draw:line draw:style-name="gr114" draw:text-style-name="P15" draw:layer="layout" svg:x1="15.24cm" svg:y1="7.62cm" svg:x2="17.78cm" svg:y2="7.62cm">
          <text:p/>
        </draw:line>
        <draw:line draw:style-name="gr114" draw:text-style-name="P15" draw:layer="layout" svg:x1="18.415cm" svg:y1="9.848cm" svg:x2="18.286cm" svg:y2="7.835cm">
          <text:p/>
        </draw:line>
        <draw:line draw:style-name="gr124" draw:text-style-name="P15" draw:layer="layout" svg:x1="15.875cm" svg:y1="10.16cm" svg:x2="16.51cm" svg:y2="12.065cm">
          <text:p/>
        </draw:line>
        <draw:line draw:style-name="gr114" draw:text-style-name="P15" draw:layer="layout" svg:x1="16.059cm" svg:y1="10.16cm" svg:x2="18.006cm" svg:y2="10.16cm">
          <text:p/>
        </draw:line>
        <draw:frame draw:style-name="gr8" draw:text-style-name="P10" draw:layer="layout" svg:width="8.255cm" svg:height="1.038cm" svg:x="2.541cm" svg:y="0.635cm">
          <draw:text-box>
            <text:p text:style-name="P23"><text:span text:style-name="T7">Технологии передачи</text:span></text:p>
          </draw:text-box>
        </draw:frame>
        <presentation:notes draw:style-name="dp2">
          <draw:page-thumbnail draw:style-name="gr2" draw:layer="layout" svg:width="18.624cm" svg:height="10.476cm" svg:x="1.482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Протяжённость" draw:style-name="dp1" draw:master-page-name="Infographic3">
        <office:forms form:automatic-focus="false" form:apply-design-mode="false"/>
        <draw:frame draw:style-name="gr6" draw:text-style-name="P8" draw:layer="layout" svg:width="6.985cm" svg:height="12.079cm" svg:x="6.985cm" svg:y="3.758cm">
          <draw:text-box>
            <text:p><text:span text:style-name="T4">03</text:span></text:p>
          </draw:text-box>
        </draw:frame>
        <draw:frame draw:style-name="gr7" draw:text-style-name="P9" draw:layer="layout" svg:width="10.773cm" svg:height="3.791cm" svg:x="13.335cm" svg:y="5.734cm">
          <draw:text-box>
            <text:p><text:span text:style-name="T5">Протяжённость</text:span></text:p>
          </draw:text-box>
        </draw:frame>
        <presentation:notes draw:style-name="dp2">
          <draw:page-thumbnail draw:style-name="gr2" draw:layer="layout" svg:width="18.624cm" svg:height="10.476cm" svg:x="1.482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1" draw:master-page-name="Article2">
        <office:forms form:automatic-focus="false" form:apply-design-mode="false"/>
        <draw:frame draw:style-name="gr8" draw:text-style-name="P10" draw:layer="layout" svg:width="8.89cm" svg:height="1.038cm" svg:x="2.54cm" svg:y="0.635cm">
          <draw:text-box>
            <text:p text:style-name="P23"><text:span text:style-name="T7">Протяжённость</text:span></text:p>
          </draw:text-box>
        </draw:frame>
        <draw:frame draw:style-name="standard" draw:layer="layout" svg:width="14.098cm" svg:height="9.998cm" svg:x="5.817cm" svg:y="3.83cm">
          <table:table table:template-name="default" table:use-banding-rows-styles="true">
            <table:table-column table:style-name="co1"/>
            <table:table-column table:style-name="co2"/>
            <table:table-row table:style-name="ro1" table:default-cell-style-name="ce1">
              <table:table-cell>
                <text:p text:style-name="P1">Персональная</text:p>
              </table:table-cell>
              <table:table-cell>
                <text:p text:style-name="P1">1 м</text:p>
              </table:table-cell>
            </table:table-row>
            <table:table-row table:style-name="ro1" table:default-cell-style-name="ce1">
              <table:table-cell>
                <text:p text:style-name="P1">Локальная</text:p>
              </table:table-cell>
              <table:table-cell>
                <text:p text:style-name="P1">10 м – 1 км</text:p>
              </table:table-cell>
            </table:table-row>
            <table:table-row table:style-name="ro1" table:default-cell-style-name="ce1">
              <table:table-cell>
                <text:p text:style-name="P1">Муниципальная</text:p>
              </table:table-cell>
              <table:table-cell>
                <text:p text:style-name="P1">10 км</text:p>
              </table:table-cell>
            </table:table-row>
            <table:table-row table:style-name="ro1" table:default-cell-style-name="ce1">
              <table:table-cell>
                <text:p text:style-name="P1">Глобальная</text:p>
              </table:table-cell>
              <table:table-cell>
                <text:p text:style-name="P1">100 - 1000 км</text:p>
              </table:table-cell>
            </table:table-row>
            <table:table-row table:style-name="ro2" table:default-cell-style-name="ce1">
              <table:table-cell>
                <text:p text:style-name="P1">Объединение сетей</text:p>
              </table:table-cell>
              <table:table-cell>
                <text:p text:style-name="P1">10 000 км</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END" draw:style-name="dp1" draw:master-page-name="End" presentation:presentation-page-layout-name="AL1T1">
        <office:forms form:automatic-focus="false" form:apply-design-mode="false"/>
        <draw:frame presentation:style-name="pr8" draw:text-style-name="P26" draw:layer="layout" svg:width="12.192cm" svg:height="1.923cm" svg:x="13.95cm" svg:y="8.875cm" presentation:class="title" presentation:user-transformed="true">
          <draw:text-box>
            <text:p text:style-name="P3"><text:span text:style-name="T9">END</text:span></text:p>
          </draw:text-box>
        </draw:frame>
        <draw:frame presentation:style-name="pr9" draw:text-style-name="P27" draw:layer="layout" svg:width="9.723cm" svg:height="1.843cm" svg:x="13.95cm" svg:y="10.601cm" presentation:class="title" presentation:user-transformed="true">
          <draw:text-box>
            <text:p text:style-name="P3"><text:span text:style-name="T10">JustLucifer/How_internet_works</text:span><text:span text:style-name="T10"><text:line-break/></text:span><text:span text:style-name="T10">Credit by : @</text:span><text:span text:style-name="T11">, 2022.</text:span></text:p>
          </draw:text-box>
        </draw:frame>
        <presentation:notes draw:style-name="dp2">
          <draw:page-thumbnail draw:style-name="gr2" draw:layer="layout" svg:width="18.624cm" svg:height="10.476cm" svg:x="1.482cm" svg:y="2.123cm" draw:page-number="14" presentation:class="page"/>
          <draw:frame presentation:style-name="pr10"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Chandas" svg:font-family="Chanda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marker draw:name="Arrowheads_20_10" draw:display-name="Arrowheads 10"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1.3$Linux_X86_64 LibreOffice_project/30$Build-3</meta:generator>
    <meta:creation-date>2022-07-08T14:00:05.001856379</meta:creation-date>
    <meta:editing-duration>PT1H18M1S</meta:editing-duration>
    <meta:editing-cycles>14</meta:editing-cycles>
    <dc:date>2022-07-08T17:17:25.111210864</dc:date>
    <meta:document-statistic meta:object-count="607"/>
  </office:meta>
</office:document-meta>
</file>